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2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3.18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55cm" fo:min-width="11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9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0.55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5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0.55cm" fo:min-width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11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51cm"/>
    </style:style>
    <style:style style:name="gr14" style:family="graphic" style:parent-style-name="objectwithoutfill">
      <style:graphic-properties draw:stroke="dash" draw:stroke-dash="Ultrafine_20_Dashed" svg:stroke-width="0.1cm" svg:stroke-color="#ff3333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71cm"/>
    </style:style>
    <style:style style:name="gr16" style:family="graphic" style:parent-style-name="objectwithoutfill">
      <style:graphic-properties draw:stroke="dash" draw:stroke-dash="Ultrafine_20_Dotted_20__28_var_29_" svg:stroke-width="0.1cm" svg:stroke-color="#009900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svg:stroke-width="0.1cm" svg:stroke-color="#00cc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20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color="#000099"/>
    </style:style>
    <style:style style:name="P3" style:family="paragraph">
      <loext:graphic-properties draw:fill="none"/>
      <style:paragraph-properties fo:text-align="center"/>
      <style:text-properties fo:color="#000099"/>
    </style:style>
    <style:style style:name="P4" style:family="paragraph">
      <style:text-properties style:font-name="Liberation Sans1" fo:font-size="34pt" style:font-size-asian="34pt" style:font-size-complex="34pt"/>
    </style:style>
    <style:style style:name="P5" style:family="paragraph">
      <loext:graphic-properties draw:fill="none" draw:fill-color="#ffffff"/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dddddd"/>
      <style:paragraph-properties fo:text-align="center"/>
      <style:text-properties fo:color="#000099" style:font-name="Trebuchet M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000099" style:font-name="Liberation Sans1" fo:font-size="14pt" style:font-size-asian="14pt" style:font-size-complex="14pt"/>
    </style:style>
    <style:style style:name="P8" style:family="paragraph">
      <loext:graphic-properties draw:fill-color="#ff9999"/>
      <style:paragraph-properties fo:text-align="center"/>
      <style:text-properties fo:color="#000099" fo:font-size="14pt"/>
    </style:style>
    <style:style style:name="P9" style:family="paragraph">
      <loext:graphic-properties draw:fill-color="#99ccff"/>
      <style:paragraph-properties fo:text-align="center"/>
      <style:text-properties fo:color="#000099" fo:font-size="14pt"/>
    </style:style>
    <style:style style:name="P10" style:family="paragraph">
      <loext:graphic-properties draw:fill-color="#ffff99"/>
      <style:paragraph-properties fo:text-align="center"/>
      <style:text-properties fo:color="#000099" fo:font-size="14pt"/>
    </style:style>
    <style:style style:name="P11" style:family="paragraph">
      <loext:graphic-properties draw:fill="none"/>
      <style:paragraph-properties fo:text-align="center"/>
      <style:text-properties fo:color="#000099" fo:font-size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99"/>
      <style:paragraph-properties fo:text-align="center"/>
      <style:text-properties fo:color="#000099"/>
    </style:style>
    <style:style style:name="P14" style:family="paragraph">
      <loext:graphic-properties draw:fill-color="#ff9999"/>
      <style:paragraph-properties fo:text-align="center"/>
      <style:text-properties fo:color="#000099"/>
    </style:style>
    <style:style style:name="P15" style:family="paragraph">
      <loext:graphic-properties draw:fill-color="#ffffff"/>
    </style:style>
    <style:style style:name="T1" style:family="text">
      <style:text-properties fo:color="#000099"/>
    </style:style>
    <style:style style:name="T2" style:family="text"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T3" style:family="text">
      <style:text-properties fo:color="#000099" style:font-name="Liberation 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2cm" svg:height="1.6cm" svg:x="8.2cm" svg:y="18cm">
          <text:p text:style-name="P1"><text:span text:style-name="T1">stripes-compon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15.5cm" svg:y="18cm">
          <text:p text:style-name="P1"><text:span text:style-name="T1">stripes-log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0.9cm" svg:y="18cm">
          <text:p text:style-name="P1"><text:span text:style-name="T1">stripes-connect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3" draw:text-style-name="P5" draw:layer="layout" svg:width="14.688cm" svg:height="1.589cm" svg:x="0.3cm" svg:y="0.3cm">
          <draw:text-box>
            <text:p text:style-name="P4"><text:span text:style-name="T2">How Stripes fits together</text:span></text:p>
          </draw:text-box>
        </draw:frame>
        <draw:path draw:style-name="gr2" draw:text-style-name="P3" draw:layer="layout" svg:width="2.399cm" svg:height="15.599cm" draw:transform="rotate (-1.5707963267949) translate (22.6cm 9.59962494139708cm)" svg:viewBox="0 0 2400 15600" svg:d="M2400 15600c-5400 0 0-15600 0-15600">
          <text:p/>
        </draw:path>
        <draw:path draw:style-name="gr2" draw:text-style-name="P3" draw:layer="layout" svg:width="2.998cm" svg:height="19.199cm" draw:transform="rotate (-1.5707963267949) translate (25.6cm 9.00036438857632cm)" svg:viewBox="0 0 2999 19200" svg:d="M2999 19200c-6748 0 0-19200 0-19200">
          <text:p/>
        </draw:path>
        <draw:g>
          <draw:custom-shape draw:style-name="gr4" draw:text-style-name="P6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7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8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7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9" draw:text-style-name="P7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0" draw:text-style-name="P10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1" draw:text-style-name="P11" draw:layer="layout" svg:x1="21.377cm" svg:y1="1.375cm" svg:x2="23cm" svg:y2="1.375cm">
                <text:p/>
              </draw:line>
              <draw:frame draw:style-name="gr12" draw:text-style-name="P7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1" draw:text-style-name="P11" draw:layer="layout" svg:x1="21.353cm" svg:y1="1.375cm" svg:x2="22.976cm" svg:y2="1.375cm">
                <text:p/>
              </draw:line>
              <draw:frame draw:style-name="gr13" draw:text-style-name="P7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4" draw:text-style-name="P11" draw:layer="layout" svg:x1="21.329cm" svg:y1="2.375cm" svg:x2="22.952cm" svg:y2="2.375cm">
                <text:p/>
              </draw:line>
              <draw:frame draw:style-name="gr15" draw:text-style-name="P7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16" draw:text-style-name="P11" draw:layer="layout" svg:x1="21.329cm" svg:y1="3.375cm" svg:x2="22.952cm" svg:y2="3.375cm">
                <text:p/>
              </draw:line>
            </draw:g>
          </draw:g>
        </draw:g>
        <draw:line draw:style-name="gr11" draw:text-style-name="P3" draw:layer="layout" svg:x1="10.6cm" svg:y1="7.6cm" svg:x2="8.7cm" svg:y2="12cm">
          <text:p/>
        </draw:line>
        <draw:line draw:style-name="gr11" draw:text-style-name="P3" draw:layer="layout" svg:x1="10.6cm" svg:y1="7.6cm" svg:x2="12.401cm" svg:y2="12cm">
          <text:p/>
        </draw:line>
        <draw:line draw:style-name="gr11" draw:text-style-name="P3" draw:layer="layout" svg:x1="17.8cm" svg:y1="7.6cm" svg:x2="9cm" svg:y2="11.976cm">
          <text:p/>
        </draw:line>
        <draw:line draw:style-name="gr11" draw:text-style-name="P3" draw:layer="layout" svg:x1="17.8cm" svg:y1="7.6cm" svg:x2="12.6cm" svg:y2="12cm">
          <text:p/>
        </draw:line>
        <draw:path draw:style-name="gr17" draw:text-style-name="P12" draw:layer="layout" svg:width="4.999cm" svg:height="7.599cm" draw:transform="rotate (-3.14159265358979) translate (6.8cm 18cm)" svg:viewBox="0 0 5000 7600" svg:d="M0 7600c5445 0 4991-7600 4991-7600">
          <text:p/>
        </draw:path>
        <draw:line draw:style-name="gr11" draw:text-style-name="P3" draw:layer="layout" svg:x1="7.601cm" svg:y1="13.6cm" svg:x2="9.4cm" svg:y2="18cm">
          <text:p/>
        </draw:line>
        <draw:line draw:style-name="gr11" draw:text-style-name="P3" draw:layer="layout" svg:x1="7.601cm" svg:y1="13.6cm" svg:x2="17.4cm" svg:y2="18cm">
          <text:p/>
        </draw:line>
        <draw:line draw:style-name="gr11" draw:text-style-name="P3" draw:layer="layout" svg:x1="22.502cm" svg:y1="13.6cm" svg:x2="20.6cm" svg:y2="18cm">
          <text:p/>
        </draw:line>
        <draw:line draw:style-name="gr11" draw:text-style-name="P3" draw:layer="layout" svg:x1="7.502cm" svg:y1="13.6cm" svg:x2="5.6cm" svg:y2="18cm">
          <text:p/>
        </draw:line>
        <draw:line draw:style-name="gr11" draw:text-style-name="P3" draw:layer="layout" svg:x1="19.502cm" svg:y1="13.6cm" svg:x2="20.2cm" svg:y2="18cm">
          <text:p/>
        </draw:line>
        <draw:line draw:style-name="gr11" draw:text-style-name="P3" draw:layer="layout" svg:x1="25.511cm" svg:y1="13.6cm" svg:x2="21cm" svg:y2="18cm">
          <text:p/>
        </draw:line>
        <draw:line draw:style-name="gr11" draw:text-style-name="P3" draw:layer="layout" svg:x1="19.555cm" svg:y1="13.575cm" svg:x2="10.6cm" svg:y2="18cm">
          <text:p/>
        </draw:line>
        <draw:line draw:style-name="gr11" draw:text-style-name="P3" draw:layer="layout" svg:x1="22.527cm" svg:y1="13.576cm" svg:x2="11.8cm" svg:y2="18cm">
          <text:p/>
        </draw:line>
        <draw:line draw:style-name="gr11" draw:text-style-name="P3" draw:layer="layout" svg:x1="25.537cm" svg:y1="13.59cm" svg:x2="13cm" svg:y2="18cm">
          <text:p/>
        </draw:line>
        <draw:custom-shape draw:style-name="gr18" draw:text-style-name="P2" draw:layer="layout" svg:width="4.8cm" svg:height="1.6cm" svg:x="11.1cm" svg:y="12cm">
          <text:p text:style-name="P1"><text:span text:style-name="T1">stripes-load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cm" svg:height="1.6cm" svg:x="5.1cm" svg:y="12cm">
          <text:p text:style-name="P1"><text:span text:style-name="T1">stripes-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cm" svg:height="1.6cm" svg:x="18.1cm" svg:y="12cm">
          <text:p text:style-name="P1"><text:span text:style-name="T1">ui-us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cm" svg:height="1.6cm" svg:x="21.1cm" svg:y="12cm">
          <text:p text:style-name="P1"><text:span text:style-name="T1">ui-item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cm" svg:height="1.6cm" svg:x="24.1cm" svg:y="12cm">
          <text:p text:style-name="P1"><text:span text:style-name="T1">ui-scan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5.9cm" svg:y1="12.8cm" svg:x2="18.1cm" svg:y2="12.8cm">
          <text:p/>
        </draw:line>
        <draw:line draw:style-name="gr11" draw:text-style-name="P3" draw:layer="layout" svg:x1="9.9cm" svg:y1="12.8cm" svg:x2="11.1cm" svg:y2="12.8cm">
          <text:p/>
        </draw:line>
        <draw:custom-shape draw:style-name="gr21" draw:text-style-name="P14" draw:layer="layout" svg:width="7.4cm" svg:height="1.6cm" svg:x="14.2cm" svg:y="6cm">
          <text:p text:style-name="P1"><text:span text:style-name="T1">stripes-sample-platform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7.4cm" svg:height="1.6cm" svg:x="6.8cm" svg:y="6cm">
          <text:p text:style-name="P1"><text:span text:style-name="T1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2T19:15:42.156221000</dc:date>
    <dc:creator>Mike Taylor</dc:creator>
    <meta:editing-duration>PT2H46M25S</meta:editing-duration>
    <meta:editing-cycles>10</meta:editing-cycles>
    <meta:generator>LibreOffice/5.2.0.4$MacOSX_X86_64 LibreOffice_project/066b007f5ebcc236395c7d282ba488bca6720265</meta:generator>
    <meta:document-statistic meta:object-count="71"/>
  </office:meta>
</office:document-meta>
</file>